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sampl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t with a hat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l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g with a hat</text:p>
          </table:table-cell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pmpp_2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rat with a hat</text:p>
          </table:table-cell>
          <table:table-cell office:value-type="float" office:value="456" calcext:value-type="float">
            <text:p>4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_p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at with a hat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_pc_bh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5" meta:object-count="0"/>
    <meta:generator>LibreOffice/7.4.7.2$Linux_X86_64 LibreOffice_project/40$Build-2</meta:generator>
  </office:meta>
</office:document-meta>
</file>